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1ECD901CDCEAB218.jpg" manifest:media-type="image/jpe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 Light" svg:font-family="'Roboto Light'"/>
    <style:font-face style:name="Ubuntu" svg:font-family="Ubuntu"/>
    <style:font-face style:name="Ubuntu Light" svg:font-family="'Ubuntu Light'"/>
    <style:font-face style:name="Ubuntu Medium" svg:font-family="'Ubuntu Medium'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13cm" fo:padding-bottom="0.113cm" fo:padding-left="0.227cm" fo:padding-right="0.227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pr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2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26cm" fo:padding-bottom="0.226cm" fo:padding-left="0.226cm" fo:padding-right="0.226cm" fo:wrap-option="wrap"/>
    </style:style>
    <style:style style:name="pr3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cm" fo:padding-bottom="0cm" fo:padding-left="0cm" fo:padding-right="0cm" fo:wrap-option="wrap"/>
    </style:style>
    <style:style style:name="pr4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8.036cm" fo:padding-top="0cm" fo:padding-bottom="0cm" fo:padding-left="0cm" fo:padding-right="0cm" fo:wrap-option="wrap"/>
    </style:style>
    <style:style style:name="pr5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OBJECT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.35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45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6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Ubuntu Mono" style:font-size-asian="40pt" style:font-style-asian="normal" style:font-weight-asian="normal" style:font-name-complex="Ubuntu Mono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 Light" fo:font-size="22pt" fo:letter-spacing="normal" fo:font-style="normal" style:text-underline-style="none" fo:font-weight="normal" style:font-name-asian="Roboto Light" style:font-size-asian="22pt" style:font-style-asian="normal" style:font-weight-asian="normal" style:font-name-complex="Roboto Light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 Light" fo:font-size="16pt" fo:letter-spacing="normal" fo:font-style="normal" style:text-underline-style="none" fo:font-weight="normal" style:font-name-asian="Ubuntu Light" style:font-size-asian="16pt" style:font-style-asian="normal" style:font-weight-asian="normal" style:font-name-complex="Ubuntu Light" style:font-size-complex="16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Ubuntu Mono" fo:font-size="16pt" fo:letter-spacing="normal" fo:font-style="normal" style:text-underline-style="solid" style:text-underline-width="auto" style:text-underline-color="font-color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 Medium" fo:font-size="36pt" fo:letter-spacing="normal" fo:font-style="normal" style:text-underline-style="none" fo:font-weight="normal" style:font-name-asian="Ubuntu Medium" style:font-size-asian="36pt" style:font-style-asian="normal" style:font-weight-asian="normal" style:font-name-complex="Ubuntu Medium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 Mono" fo:font-size="22pt" fo:letter-spacing="normal" fo:font-style="normal" style:text-underline-style="none" fo:font-weight="normal" style:font-name-asian="Ubuntu Mono" style:font-size-asian="22pt" style:font-style-asian="normal" style:font-weight-asian="normal" style:font-name-complex="Ubuntu Mono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" fo:font-size="22pt" fo:letter-spacing="normal" fo:font-style="normal" style:text-underline-style="none" fo:font-weight="normal" style:font-name-asian="Ubuntu" style:font-size-asian="22pt" style:font-style-asian="normal" style:font-weight-asian="normal" style:font-name-complex="Ubuntu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" fo:font-size="16pt" fo:letter-spacing="normal" fo:font-style="normal" style:text-underline-style="none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Ubuntu" fo:font-size="22pt" fo:letter-spacing="normal" fo:font-style="normal" style:text-underline-style="solid" style:text-underline-width="auto" style:text-underline-color="font-color" fo:font-weight="normal" style:font-name-asian="Ubuntu" style:font-size-asian="22pt" style:font-style-asian="normal" style:font-weight-asian="normal" style:font-name-complex="Ubuntu" style:font-size-complex="22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Ubuntu" fo:font-size="16pt" fo:letter-spacing="normal" fo:font-style="normal" style:text-underline-style="solid" style:text-underline-width="auto" style:text-underline-color="font-color" fo:font-weight="normal" style:font-name-asian="Ubuntu" style:font-size-asian="16pt" style:font-style-asian="normal" style:font-weight-asian="normal" style:font-name-complex="Ubuntu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Ubuntu Medium" fo:font-size="32pt" fo:letter-spacing="normal" fo:font-style="normal" style:text-underline-style="none" fo:font-weight="normal" style:font-name-asian="Ubuntu Medium" style:font-size-asian="32pt" style:font-style-asian="normal" style:font-weight-asian="normal" style:font-name-complex="Ubuntu Medium" style:font-size-complex="3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Ubuntu Mono" fo:font-size="20pt" fo:letter-spacing="normal" fo:font-style="normal" style:text-underline-style="none" fo:font-weight="normal" style:font-name-asian="Ubuntu Mono" style:font-size-asian="20pt" style:font-style-asian="normal" style:font-weight-asian="normal" style:font-name-complex="Ubuntu Mono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Ubuntu" style:font-size-asian="20pt" style:font-style-asian="normal" style:font-weight-asian="normal" style:font-name-complex="Ubuntu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Ubuntu Mono" fo:font-size="16pt" fo:letter-spacing="normal" fo:font-style="normal" style:text-underline-style="none" fo:font-weight="normal" style:font-name-asian="Ubuntu Mono" style:font-size-asian="16pt" style:font-style-asian="normal" style:font-weight-asian="normal" style:font-name-complex="Ubuntu Mono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Ubuntu Medium" fo:font-size="22pt" fo:letter-spacing="normal" fo:font-style="normal" style:text-underline-style="none" fo:font-weight="normal" style:font-name-asian="Ubuntu Medium" style:font-size-asian="22pt" style:font-style-asian="normal" style:font-weight-asian="normal" style:font-name-complex="Ubuntu Medium" style:font-size-complex="2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Ubuntu" fo:font-size="15pt" fo:letter-spacing="normal" fo:font-style="normal" style:text-underline-style="none" fo:font-weight="normal" style:font-name-asian="Ubuntu" style:font-size-asian="15pt" style:font-style-asian="normal" style:font-weight-asian="normal" style:font-name-complex="Ubuntu" style:font-size-complex="1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Ubuntu Mono" fo:font-size="32pt" fo:letter-spacing="normal" fo:font-style="normal" style:text-underline-style="none" fo:font-weight="normal" style:font-name-asian="Ubuntu Mono" style:font-size-asian="32pt" style:font-style-asian="normal" style:font-weight-asian="normal" style:font-name-complex="Ubuntu Mono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Ubuntu" fo:font-size="16pt" fo:letter-spacing="normal" fo:font-style="italic" style:text-underline-style="none" fo:font-weight="normal" style:font-name-asian="Ubuntu" style:font-size-asian="16pt" style:font-style-asian="italic" style:font-weight-asian="normal" style:font-name-complex="Ubuntu" style:font-size-complex="16pt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Ubuntu Mono" fo:font-size="15pt" fo:letter-spacing="normal" fo:font-style="normal" style:text-underline-style="none" fo:font-weight="normal" style:font-name-asian="Ubuntu Mono" style:font-size-asian="15pt" style:font-style-asian="normal" style:font-weight-asian="normal" style:font-name-complex="Ubuntu Mono" style:font-size-complex="1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407cm" text:min-label-width="0.863cm"/>
        <style:text-properties style:font-name="Ubuntu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407cm" text:min-label-width="0.8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➢">
        <style:list-level-properties text:space-before="0.407cm" text:min-label-width="0.863cm"/>
        <style:text-properties style:font-name="Ubuntu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407cm" text:min-label-width="0.86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➢">
        <style:list-level-properties text:space-before="0.407cm" text:min-label-width="0.863cm"/>
        <style:text-properties style:font-name="Ubuntu" fo:color="#000000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Ubuntu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07cm" text:min-label-width="0.863cm"/>
        <style:text-properties fo:color="#000000" fo:font-size="100%"/>
      </text:list-level-style-number>
      <text:list-level-style-bullet text:level="2" text:bullet-char="○">
        <style:list-level-properties text:space-before="1.694cm" text:min-label-width="0.846cm"/>
        <style:text-properties style:font-name="Ubuntu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➢">
        <style:list-level-properties text:space-before="1.677cm" text:min-label-width="0.863cm"/>
        <style:text-properties style:font-name="Ubuntu Mon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➢">
        <style:list-level-properties text:space-before="1.677cm" text:min-label-width="0.863cm"/>
        <style:text-properties style:font-name="Ubuntu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➢">
        <style:list-level-properties text:space-before="0.407cm" text:min-label-width="0.863cm"/>
        <style:text-properties style:font-name="Ubuntu" fo:color="#000000" fo:font-size="100%"/>
      </text:list-level-style-bullet>
      <text:list-level-style-bullet text:level="2" text:bullet-char="○">
        <style:list-level-properties text:space-before="1.641cm" text:min-label-width="0.899cm"/>
        <style:text-properties style:font-name="Ubuntu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➢">
        <style:list-level-properties text:space-before="0.354cm" text:min-label-width="0.916cm"/>
        <style:text-properties style:font-name="Ubuntu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8;p15" draw:style-name="gr1" draw:text-style-name="P2" draw:layer="layout" svg:width="25.397cm" svg:height="2.692cm" svg:x="0cm" svg:y="6.174cm">
          <text:p text:style-name="P1"><text:span text:style-name="T1">openat2(2)</text:span><text:span text:style-name="T2"><text:line-break/></text:span><text:span text:style-name="T3">what’s nex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5" draw:style-name="gr2" draw:text-style-name="P2" draw:layer="layout" svg:width="7.833cm" svg:height="1.667cm" svg:x="0.922cm" svg:y="11.98cm">
          <text:p text:style-name="P3"><text:span text:style-name="T4">Aleksa Sarai (SUSE)</text:span></text:p>
          <text:p text:style-name="P3"><text:span text:style-name="T5"><text:a xlink:href="mailto:cyphar@cyphar.com" xlink:type="simple">cyphar@cyphar.com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5;g91b569d88a_2_55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6;g91b569d88a_2_55:notes" draw:style-name="gr3" draw:layer="layout" svg:width="12.7cm" svg:height="9.524cm" svg:x="3.175cm" svg:y="1.905cm" draw:page-number="1" presentation:class="page"/>
        </presentation:notes>
      </draw:page>
      <draw:page draw:name="page2" draw:style-name="dp1" draw:master-page-name="OBJECT" presentation:presentation-page-layout-name="AL2T11">
        <draw:custom-shape draw:name="Google Shape;74;p16" draw:style-name="gr1" draw:text-style-name="P2" draw:layer="layout" svg:width="16.754cm" svg:height="2.655cm" svg:x="7.373cm" svg:y="0.57cm">
          <text:p text:style-name="P1"><text:span text:style-name="T6">Current Stat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;p16" draw:style-name="gr4" draw:text-style-name="P2" draw:layer="layout" svg:width="18.597cm" svg:height="7.651cm" svg:x="5.983cm" svg:y="4.789cm">
          <text:p text:style-name="P3"><text:span text:style-name="T7">openat2(2)</text:span><text:span text:style-name="T8"> in Linux 5.6.</text:span></text:p>
          <text:list text:style-name="L2">
            <text:list-item>
              <text:p text:style-name="P5"><text:span text:style-name="T9">Only main missing pieces are related to magic-link hardening.</text:span></text:p>
            </text:list-item>
            <text:list-item>
              <text:p text:style-name="P3"><text:span text:style-name="T9">Automount or “remote fs” restrictions might be useful.</text:span></text:p>
            </text:list-item>
          </text:list>
          <text:p text:style-name="P6"><text:span text:style-name="T10"><text:a xlink:href="https://github.com/openSUSE/libpathrs" xlink:type="simple">libpathrs</text:a></text:span><text:span text:style-name="T8"><text:s/></text:span><text:span text:style-name="T8">still under active development.</text:span></text:p>
          <text:list text:continue-numbering="true" text:style-name="L2">
            <text:list-item>
              <text:p text:style-name="P5"><text:span text:style-name="T9">Experimental C, Python and Go bindings.</text:span></text:p>
            </text:list-item>
            <text:list-item>
              <text:p text:style-name="P3"><text:span text:style-name="T9">Still need to improve C API wrt multi-threading.</text:span></text:p>
            </text:list-item>
            <text:list-item>
              <text:p text:style-name="P3"><text:span text:style-name="T9">Goal: Have first real program (</text:span><text:span text:style-name="T11"><text:a xlink:href="https://github.com/opencontainers/umoci" xlink:type="simple">umoci</text:a></text:span><text:span text:style-name="T9">) ported by end-of-year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1;g91b569d88a_2_61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;g91b569d88a_2_61:notes" draw:style-name="gr3" draw:layer="layout" svg:width="12.7cm" svg:height="9.524cm" svg:x="3.175cm" svg:y="1.905cm" draw:page-number="2" presentation:class="page"/>
        </presentation:notes>
      </draw:page>
      <draw:page draw:name="Remaining Issues" draw:style-name="dp1" draw:master-page-name="OBJECT" presentation:presentation-page-layout-name="AL2T11">
        <draw:frame draw:name="Google Shape;80;p17" presentation:style-name="pr3" draw:text-style-name="P7" draw:layer="layout" svg:width="16.754cm" svg:height="2.655cm" svg:x="7.373cm" svg:y="0.57cm" presentation:class="title" presentation:user-transformed="true">
          <draw:text-box>
            <text:p text:style-name="P1"><text:span text:style-name="T12">Remaining Issues</text:span></text:p>
          </draw:text-box>
        </draw:frame>
        <draw:frame draw:name="Google Shape;81;p17" presentation:style-name="pr4" draw:text-style-name="P8" draw:layer="layout" svg:width="18.597cm" svg:height="7.651cm" svg:x="5.983cm" svg:y="4.789cm" presentation:class="outline" presentation:user-transformed="true">
          <draw:text-box>
            <text:p text:style-name="P3"><text:span text:style-name="T13">procfs</text:span><text:span text:style-name="T14"> is still a minefield.</text:span></text:p>
            <text:list text:style-name="L6">
              <text:list-item>
                <text:p text:style-name="P3"><text:span text:style-name="T9">We require </text:span><text:span text:style-name="T15">/proc</text:span><text:span text:style-name="T9"> but we can’t trust it in containers.</text:span></text:p>
              </text:list-item>
              <text:list-item>
                <text:p text:style-name="P3"><text:span text:style-name="T9">I have some proposals to work around this.</text:span></text:p>
              </text:list-item>
              <text:list-item>
                <text:p text:style-name="P3"><text:span text:style-name="T9">(I still think </text:span><text:span text:style-name="T15">O_EMPTYPATH</text:span><text:span text:style-name="T9"> is a good idea.)</text:span></text:p>
              </text:list-item>
            </text:list>
            <text:p text:style-name="P3"><text:span text:style-name="T9"/></text:p>
            <text:p text:style-name="P3"><text:span text:style-name="T14">Magic-links still allow too much reopening.</text:span></text:p>
            <text:list text:continue-numbering="true" text:style-name="L6">
              <text:list-item>
                <text:p text:style-name="P3"><text:span text:style-name="T9">Being able to re-open </text:span><text:span text:style-name="T15">/proc/$pid/exe</text:span><text:span text:style-name="T9"> for writing is silly.</text:span></text:p>
              </text:list-item>
              <text:list-item>
                <text:p text:style-name="P3"><text:span text:style-name="T9">Based on my tests, no programs break with restrictions.</text:span></text:p>
              </text:list-item>
            </text:list>
          </draw:text-box>
        </draw:frame>
        <presentation:notes draw:style-name="dp2">
          <draw:page-thumbnail draw:name="Google Shape;77;g91b569d88a_0_4:notes" draw:style-name="gr3" draw:layer="layout" svg:width="16.932cm" svg:height="9.524cm" svg:x="1.059cm" svg:y="1.905cm" draw:page-number="3" presentation:class="page"/>
          <draw:frame draw:name="Google Shape;78;g91b569d88a_0_4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(Less Important)&#10;Remaining Issues" draw:style-name="dp1" draw:master-page-name="OBJECT" presentation:presentation-page-layout-name="AL2T11">
        <draw:frame draw:name="Google Shape;86;p18" presentation:style-name="pr3" draw:text-style-name="P7" draw:layer="layout" svg:width="16.754cm" svg:height="2.655cm" svg:x="7.373cm" svg:y="0.57cm" presentation:class="title" presentation:user-transformed="true">
          <draw:text-box>
            <text:p text:style-name="P1"><text:span text:style-name="T16">(Less Important)</text:span><text:span text:style-name="T12"><text:line-break/></text:span><text:span text:style-name="T12">Remaining Issues</text:span></text:p>
          </draw:text-box>
        </draw:frame>
        <draw:frame draw:name="Google Shape;87;p18" presentation:style-name="pr4" draw:text-style-name="P8" draw:layer="layout" svg:width="18.597cm" svg:height="7.651cm" svg:x="5.983cm" svg:y="4.789cm" presentation:class="outline" presentation:user-transformed="true">
          <draw:text-box>
            <text:p text:style-name="P3"><text:span text:style-name="T14">Can userspace safely rely on mount behaviour?</text:span></text:p>
            <text:list text:style-name="L6">
              <text:list-item>
                <text:p text:style-name="P3"><text:span text:style-name="T9">Mainly, mounts on top of existing file descriptors and re-opening.</text:span></text:p>
              </text:list-item>
              <text:list-item>
                <text:p text:style-name="P3"><text:span text:style-name="T9">Important to make sure libpathrs actually provides protection.</text:span></text:p>
              </text:list-item>
              <text:list-item>
                <text:p text:style-name="P3"><text:span text:style-name="T9">Should we just add some code to VFS </text:span><text:span text:style-name="T15">selftests</text:span><text:span text:style-name="T9">?</text:span></text:p>
              </text:list-item>
            </text:list>
            <text:list text:style-name="L8">
              <text:list-item>
                <text:list>
                  <text:list-item>
                    <text:p text:style-name="P3"><text:span text:style-name="T17">Probably not a bad thing to do anyway…</text:span></text:p>
                  </text:list-item>
                </text:list>
              </text:list-item>
            </text:list>
            <text:p text:style-name="P3"><text:span text:style-name="T9"/></text:p>
            <text:p text:style-name="P3"><text:span text:style-name="T13">readlinkat2(AT_EMPTY_PATH)</text:span></text:p>
            <text:list text:continue-numbering="true" text:style-name="L8">
              <text:list-item>
                <text:p text:style-name="P3"><text:span text:style-name="T9">Given an open </text:span><text:span text:style-name="T15">O_PATH</text:span><text:span text:style-name="T9"> symlink, we cannot currently </text:span><text:span text:style-name="T15">readlink</text:span><text:span text:style-name="T9"> it.</text:span></text:p>
              </text:list-item>
              <text:list-item>
                <text:p text:style-name="P3"><text:span text:style-name="T9">Does anyone mind if we add this?</text:span></text:p>
              </text:list-item>
            </text:list>
          </draw:text-box>
        </draw:frame>
        <presentation:notes draw:style-name="dp2">
          <draw:page-thumbnail draw:name="Google Shape;83;g91b569d88a_0_19:notes" draw:style-name="gr3" draw:layer="layout" svg:width="16.932cm" svg:height="9.524cm" svg:x="1.059cm" svg:y="1.905cm" draw:page-number="4" presentation:class="page"/>
          <draw:frame draw:name="Google Shape;84;g91b569d88a_0_19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proc&#10;(Background)" draw:style-name="dp1" draw:master-page-name="OBJECT" presentation:presentation-page-layout-name="AL2T11">
        <draw:frame draw:name="Google Shape;92;p19" presentation:style-name="pr3" draw:text-style-name="P7" draw:layer="layout" svg:width="16.754cm" svg:height="2.655cm" svg:x="7.373cm" svg:y="0.57cm" presentation:class="title" presentation:user-transformed="true">
          <draw:text-box>
            <text:p text:style-name="P1"><text:span text:style-name="T18">/proc</text:span><text:span text:style-name="T18"><text:line-break/></text:span><text:span text:style-name="T16">(Background)</text:span></text:p>
          </draw:text-box>
        </draw:frame>
        <draw:frame draw:name="Google Shape;93;p19" presentation:style-name="pr4" draw:text-style-name="P8" draw:layer="layout" svg:width="18.597cm" svg:height="7.651cm" svg:x="5.983cm" svg:y="4.789cm" presentation:class="outline" presentation:user-transformed="true">
          <draw:text-box>
            <text:p text:style-name="P3"><text:span text:style-name="T14">We can now block most of the things we want to avoid.</text:span></text:p>
            <text:list text:style-name="L6">
              <text:list-item>
                <text:p text:style-name="P3"><text:span text:style-name="T15">openat2(RESOLVE_*)</text:span><text:span text:style-name="T9"> is enough for most operations.</text:span></text:p>
              </text:list-item>
              <text:list-item>
                <text:p text:style-name="P3"><text:span text:style-name="T9">With “safe” handles you can do most VFS operations.</text:span></text:p>
              </text:list-item>
            </text:list>
            <text:p text:style-name="P3"><text:span text:style-name="T14"/></text:p>
            <text:p text:style-name="P3"><text:span text:style-name="T14">However, using </text:span><text:span text:style-name="T13">/proc</text:span><text:span text:style-name="T14"> safely can become complicated.</text:span></text:p>
            <text:list text:continue-numbering="true" text:style-name="L6">
              <text:list-item>
                <text:p text:style-name="P3"><text:span text:style-name="T9">libpathrs (currently) requires </text:span><text:span text:style-name="T15">/proc</text:span><text:span text:style-name="T9"> operations in implementation.</text:span></text:p>
              </text:list-item>
              <text:list-item>
                <text:p text:style-name="P3"><text:span text:style-name="T9">Container runtimes need to fiddle with </text:span><text:span text:style-name="T15">procfs</text:span><text:span text:style-name="T9"> files.</text:span></text:p>
              </text:list-item>
              <text:list-item>
                <text:p text:style-name="P3"><text:span text:style-name="T9">How do we make sure we are accessing the right </text:span><text:span text:style-name="T15">procfs</text:span><text:span text:style-name="T9"> file?</text:span></text:p>
              </text:list-item>
              <text:list-item>
                <text:p text:style-name="P3"><text:span text:style-name="T19">Note that containers have some freedom to configure their mounts.</text:span></text:p>
              </text:list-item>
            </text:list>
          </draw:text-box>
        </draw:frame>
        <presentation:notes draw:style-name="dp2">
          <draw:page-thumbnail draw:name="Google Shape;89;g91b569d88a_0_14:notes" draw:style-name="gr3" draw:layer="layout" svg:width="16.932cm" svg:height="9.524cm" svg:x="1.059cm" svg:y="1.905cm" draw:page-number="5" presentation:class="page"/>
          <draw:frame draw:name="Google Shape;90;g91b569d88a_0_14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proc&#10;(The Easy-ish Stuff)" draw:style-name="dp1" draw:master-page-name="OBJECT" presentation:presentation-page-layout-name="AL2T11">
        <draw:frame draw:name="Google Shape;98;p20" presentation:style-name="pr3" draw:text-style-name="P7" draw:layer="layout" svg:width="16.754cm" svg:height="2.655cm" svg:x="7.373cm" svg:y="0.57cm" presentation:class="title" presentation:user-transformed="true">
          <draw:text-box>
            <text:p text:style-name="P1"><text:span text:style-name="T18">/proc</text:span><text:span text:style-name="T18"><text:line-break/></text:span><text:span text:style-name="T16">(The Easy-ish Stuff)</text:span></text:p>
          </draw:text-box>
        </draw:frame>
        <draw:frame draw:name="Google Shape;99;p20" presentation:style-name="pr4" draw:text-style-name="P8" draw:layer="layout" svg:width="18.597cm" svg:height="7.651cm" svg:x="5.983cm" svg:y="4.789cm" presentation:class="outline" presentation:user-transformed="true">
          <draw:text-box>
            <text:p text:style-name="P3"><text:span text:style-name="T13">/proc</text:span><text:span text:style-name="T14"> is the root of a </text:span><text:span text:style-name="T13">procfs</text:span><text:span text:style-name="T14">.</text:span></text:p>
            <text:list text:style-name="L6">
              <text:list-item>
                <text:p text:style-name="P3"><text:span text:style-name="T15">fstatfs(2)</text:span><text:span text:style-name="T9"> as well as </text:span><text:span text:style-name="T15">PROC_ROOT_INO</text:span><text:span text:style-name="T9"> (</text:span><text:span text:style-name="T15">1</text:span><text:span text:style-name="T9">).</text:span></text:p>
              </text:list-item>
              <text:list-item>
                <text:p text:style-name="P3"><text:span text:style-name="T9">Once we grab a handle and verify it, we’re golden.</text:span></text:p>
              </text:list-item>
            </text:list>
            <text:p text:style-name="P3"><text:span text:style-name="T14"/></text:p>
            <text:p text:style-name="P3"><text:span text:style-name="T13">/proc/self/attr/exec</text:span><text:span text:style-name="T14"> is the label for </text:span><text:span text:style-name="T13">$pid</text:span><text:span text:style-name="T14">.</text:span></text:p>
            <text:list text:continue-numbering="true" text:style-name="L6">
              <text:list-item>
                <text:p text:style-name="P3"><text:span text:style-name="T15">openat2(RESOLVE_NO_XDEV|RESOLVE_NO_SYMLINKS)</text:span><text:span text:style-name="T9">.</text:span></text:p>
              </text:list-item>
              <text:list-item>
                <text:p text:style-name="P3"><text:span text:style-name="T9">Without </text:span><text:span text:style-name="T15">openat2(2)</text:span><text:span text:style-name="T9">, not possible without races.</text:span></text:p>
              </text:list-item>
              <text:list-item>
                <text:p text:style-name="P3"><text:span text:style-name="T9">(Note that </text:span><text:span text:style-name="T15">/proc/$pid/environ</text:span><text:span text:style-name="T9"> and </text:span><text:span text:style-name="T15">/proc/$pid/sched</text:span><text:span text:style-name="T9"> exist.)</text:span></text:p>
              </text:list-item>
            </text:list>
          </draw:text-box>
        </draw:frame>
        <presentation:notes draw:style-name="dp2">
          <draw:page-thumbnail draw:name="Google Shape;95;g91b569d88a_0_24:notes" draw:style-name="gr3" draw:layer="layout" svg:width="16.932cm" svg:height="9.524cm" svg:x="1.059cm" svg:y="1.905cm" draw:page-number="6" presentation:class="page"/>
          <draw:frame draw:name="Google Shape;96;g91b569d88a_0_24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proc&#10;(The Hard Stuff)" draw:style-name="dp1" draw:master-page-name="OBJECT" presentation:presentation-page-layout-name="AL2T11">
        <draw:frame draw:name="Google Shape;104;p21" presentation:style-name="pr3" draw:text-style-name="P7" draw:layer="layout" svg:width="16.754cm" svg:height="2.655cm" svg:x="7.373cm" svg:y="0.57cm" presentation:class="title" presentation:user-transformed="true">
          <draw:text-box>
            <text:p text:style-name="P1"><text:span text:style-name="T18">/proc</text:span><text:span text:style-name="T18"><text:line-break/></text:span><text:span text:style-name="T16">(The Hard Stuff)</text:span></text:p>
          </draw:text-box>
        </draw:frame>
        <draw:frame draw:name="Google Shape;105;p21" presentation:style-name="pr4" draw:text-style-name="P8" draw:layer="layout" svg:width="18.597cm" svg:height="7.651cm" svg:x="5.983cm" svg:y="4.789cm" presentation:class="outline" presentation:user-transformed="true">
          <draw:text-box>
            <text:p text:style-name="P3"><text:span text:style-name="T14">Being sure that </text:span><text:span text:style-name="T13">/proc/self/{fd/$n,exe}</text:span><text:span text:style-name="T14"> is legit.</text:span></text:p>
            <text:list text:style-name="L6">
              <text:list-item>
                <text:p text:style-name="P3"><text:span text:style-name="T9">Not currently possible, even with </text:span><text:span text:style-name="T15">openat2(2)</text:span><text:span text:style-name="T9">.</text:span></text:p>
              </text:list-item>
              <text:list-item>
                <text:p text:style-name="P3"><text:span text:style-name="T9">Cannot use </text:span><text:span text:style-name="T15">RESOLVE_NO_XDEV</text:span><text:span text:style-name="T9"> (blocks most magic-links).</text:span></text:p>
              </text:list-item>
              <text:list-item>
                <text:p text:style-name="P3"><text:span text:style-name="T19">Attackers can bind-mount o̼ͬ͆n̓̄ t̊ͬͮͨo̓ͯ͊̈́p ̓̃o͇͙̚f̊ͬ͒̓̒ s͈̩̏y͇̩m͔͉̜ḷ̝͋i͚͋n͈͍͒ͦ̉̓͆̈́k̰̲̱s͌̊</text:span><text:span text:style-name="T9">.</text:span></text:p>
              </text:list-item>
              <text:list-item>
                <text:p text:style-name="P3"><text:span text:style-name="T9">Can’t do </text:span><text:span text:style-name="T15">readlink</text:span><text:span text:style-name="T9">-based lookups because we need </text:span><text:span text:style-name="T15">nd_jump_link()</text:span><text:span text:style-name="T9">.</text:span></text:p>
              </text:list-item>
              <text:list-item>
                <text:p text:style-name="P3"><text:span text:style-name="T9">We need these to be safe for container runtimes and libpathrs.</text:span></text:p>
              </text:list-item>
            </text:list>
          </draw:text-box>
        </draw:frame>
        <presentation:notes draw:style-name="dp2">
          <draw:page-thumbnail draw:name="Google Shape;101;g91b569d88a_0_32:notes" draw:style-name="gr3" draw:layer="layout" svg:width="16.932cm" svg:height="9.524cm" svg:x="1.059cm" svg:y="1.905cm" draw:page-number="7" presentation:class="page"/>
          <draw:frame draw:name="Google Shape;102;g91b569d88a_0_3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proc&#10;(Proposal 1 -- “Add another hack.”)" draw:style-name="dp1" draw:master-page-name="OBJECT" presentation:presentation-page-layout-name="AL2T11">
        <draw:frame draw:name="Google Shape;110;p22" presentation:style-name="pr3" draw:text-style-name="P7" draw:layer="layout" svg:width="16.754cm" svg:height="2.655cm" svg:x="7.373cm" svg:y="0.57cm" presentation:class="title" presentation:user-transformed="true">
          <draw:text-box>
            <text:p text:style-name="P1"><text:span text:style-name="T18">/proc</text:span><text:span text:style-name="T18"><text:line-break/></text:span><text:span text:style-name="T16">(Proposal 1 -- “Add another hack.”)</text:span></text:p>
          </draw:text-box>
        </draw:frame>
        <draw:frame draw:name="Google Shape;111;p22" presentation:style-name="pr4" draw:text-style-name="P8" draw:layer="layout" svg:width="18.597cm" svg:height="7.651cm" svg:x="5.983cm" svg:y="4.789cm" presentation:class="outline" presentation:user-transformed="true">
          <draw:text-box>
            <text:p text:style-name="P3"><text:span text:style-name="T13">openat2(RESOLVE_ONLY_MAGICLINKS)</text:span><text:span text:style-name="T14">.</text:span></text:p>
            <text:list text:style-name="L6">
              <text:list-item>
                <text:p text:style-name="P3"><text:span text:style-name="T9">Only permit resolution which calls </text:span><text:span text:style-name="T15">nd_jump_link()</text:span><text:span text:style-name="T9">.</text:span></text:p>
              </text:list-item>
              <text:list-item>
                <text:p text:style-name="P3"><text:span text:style-name="T9">This is sufficient to solve our </text:span><text:span text:style-name="T15">procfs</text:span><text:span text:style-name="T9"> troubles.</text:span></text:p>
              </text:list-item>
            </text:list>
            <text:list text:style-name="L8">
              <text:list-item>
                <text:list>
                  <text:list-item>
                    <text:p text:style-name="P3"><text:span text:style-name="T17">Lookup parent of magic-link, follow the magic-link, continue.</text:span></text:p>
                  </text:list-item>
                </text:list>
              </text:list-item>
              <text:list-item>
                <text:p text:style-name="P3"><text:span text:style-name="T9">But this is clearly a hack to solve </text:span><text:span text:style-name="T19">only</text:span><text:span text:style-name="T9"> this one problem.</text:span></text:p>
                <text:list>
                  <text:list-item>
                    <text:p text:style-name="P3"><text:span text:style-name="T17">Semantics will be strange no matter what we pick.</text:span></text:p>
                  </text:list-item>
                  <text:list-item>
                    <text:p text:style-name="P3"><text:span text:style-name="T17">Useless for “general purpose” open-this-file problems.</text:span></text:p>
                  </text:list-item>
                  <text:list-item>
                    <text:p text:style-name="P3"><text:span text:style-name="T17">Still fundamentally depends on </text:span><text:span text:style-name="T20">procfs</text:span><text:span text:style-name="T17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7;g91b569d88a_0_37:notes" draw:style-name="gr3" draw:layer="layout" svg:width="16.932cm" svg:height="9.524cm" svg:x="1.059cm" svg:y="1.905cm" draw:page-number="8" presentation:class="page"/>
          <draw:frame draw:name="Google Shape;108;g91b569d88a_0_37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proc&#10;(Proposal 2 -- “Distinct Replacement APIs.”)" draw:style-name="dp1" draw:master-page-name="OBJECT" presentation:presentation-page-layout-name="AL2T11">
        <draw:frame draw:name="Google Shape;116;p23" presentation:style-name="pr3" draw:text-style-name="P7" draw:layer="layout" svg:width="16.754cm" svg:height="2.655cm" svg:x="7.373cm" svg:y="0.57cm" presentation:class="title" presentation:user-transformed="true">
          <draw:text-box>
            <text:p text:style-name="P1"><text:span text:style-name="T18">/proc</text:span><text:span text:style-name="T18"><text:line-break/></text:span><text:span text:style-name="T16">(Proposal 2 -- “Distinct Replacement APIs.”)</text:span></text:p>
          </draw:text-box>
        </draw:frame>
        <draw:frame draw:name="Google Shape;117;p23" presentation:style-name="pr4" draw:text-style-name="P8" draw:layer="layout" svg:width="18.597cm" svg:height="7.651cm" svg:x="5.983cm" svg:y="4.789cm" presentation:class="outline" presentation:user-transformed="true">
          <draw:text-box>
            <text:p text:style-name="P3"><text:span text:style-name="T14">We use procfs magic-links for completely different things.</text:span></text:p>
            <text:p text:style-name="P3"><text:span text:style-name="T14">So just introduce new procfs-free APIs for each problem.</text:span></text:p>
            <text:list text:style-name="L6">
              <text:list-item>
                <text:p text:style-name="P3"><text:span text:style-name="T15">/proc/self/fd/$n</text:span><text:span text:style-name="T9"> → </text:span><text:span text:style-name="T15">openat($n, "", O_EMPTYPATH)</text:span><text:span text:style-name="T9">.</text:span></text:p>
              </text:list-item>
              <text:list-item>
                <text:p text:style-name="P3"><text:span text:style-name="T15">/proc/self/exe</text:span><text:span text:style-name="T9"> → </text:span><text:span text:style-name="T15">process_get_resource(-1, PROC_EXE);</text:span></text:p>
              </text:list-item>
            </text:list>
            <text:list text:style-name="L8">
              <text:list-item>
                <text:list>
                  <text:list-item>
                    <text:p text:style-name="P3"><text:span text:style-name="T17">Ditto for </text:span><text:span text:style-name="T20">cwd</text:span><text:span text:style-name="T17">, </text:span><text:span text:style-name="T20">root</text:span><text:span text:style-name="T17">, </text:span><text:span text:style-name="T20">ns/*</text:span><text:span text:style-name="T17">, et al.</text:span></text:p>
                  </text:list-item>
                </text:list>
              </text:list-item>
              <text:list-item>
                <text:p text:style-name="P3"><text:span text:style-name="T9">Lots of extra APIs and work -- is it worth it?</text:span></text:p>
                <text:list>
                  <text:list-item>
                    <text:p text:style-name="P3"><text:span text:style-name="T17">Plenty of bike-sheds to paint.</text:span></text:p>
                  </text:list-item>
                  <text:list-item>
                    <text:p text:style-name="P3"><text:span text:style-name="T17">Might be good to cherry-pick the ones that are actually useful.</text:span></text:p>
                  </text:list-item>
                </text:list>
              </text:list-item>
              <text:list-item>
                <text:p text:style-name="P3"><text:span text:style-name="T9">What should we do …</text:span></text:p>
                <text:list>
                  <text:list-item>
                    <text:p text:style-name="P3"><text:span text:style-name="T17">… </text:span><text:span text:style-name="T17">for </text:span><text:span text:style-name="T20">/proc/self/map_files</text:span><text:span text:style-name="T17">?</text:span></text:p>
                  </text:list-item>
                  <text:list-item>
                    <text:p text:style-name="P3"><text:span text:style-name="T17">… </text:span><text:span text:style-name="T17">if another magic-link is added?</text:span></text:p>
                  </text:list-item>
                  <text:list-item>
                    <text:p text:style-name="P3"><text:span text:style-name="T17">… </text:span><text:span text:style-name="T17">about magic-links outside of </text:span><text:span text:style-name="T20">procfs</text:span><text:span text:style-name="T17">?</text:span></text:p>
                  </text:list-item>
                </text:list>
              </text:list-item>
            </text:list>
            <text:p text:style-name="P3"><text:span text:style-name="T9"/></text:p>
          </draw:text-box>
        </draw:frame>
        <presentation:notes draw:style-name="dp2">
          <draw:page-thumbnail draw:name="Google Shape;113;g91b569d88a_0_42:notes" draw:style-name="gr3" draw:layer="layout" svg:width="16.932cm" svg:height="9.524cm" svg:x="1.059cm" svg:y="1.905cm" draw:page-number="9" presentation:class="page"/>
          <draw:frame draw:name="Google Shape;114;g91b569d88a_0_42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proc&#10;(Proposal 3 -- “Process-local procfs.”)" draw:style-name="dp1" draw:master-page-name="OBJECT" presentation:presentation-page-layout-name="AL2T11">
        <draw:frame draw:name="Google Shape;122;p24" presentation:style-name="pr3" draw:text-style-name="P7" draw:layer="layout" svg:width="16.754cm" svg:height="2.655cm" svg:x="7.373cm" svg:y="0.57cm" presentation:class="title" presentation:user-transformed="true">
          <draw:text-box>
            <text:p text:style-name="P1"><text:span text:style-name="T18">/proc</text:span><text:span text:style-name="T18"><text:line-break/></text:span><text:span text:style-name="T16">(Proposal 3 -- “Process-local </text:span><text:span text:style-name="T7">procfs</text:span><text:span text:style-name="T16">.”)</text:span></text:p>
          </draw:text-box>
        </draw:frame>
        <draw:frame draw:name="Google Shape;123;p24" presentation:style-name="pr4" draw:text-style-name="P8" draw:layer="layout" svg:width="18.597cm" svg:height="7.651cm" svg:x="5.983cm" svg:y="4.789cm" presentation:class="outline" presentation:user-transformed="true">
          <draw:text-box>
            <text:p text:style-name="P3"><text:span text:style-name="T14">Bypass the whole “is </text:span><text:span text:style-name="T13">/proc</text:span><text:span text:style-name="T14"> safe” question.</text:span></text:p>
            <text:list text:style-name="L6">
              <text:list-item>
                <text:p text:style-name="P3"><text:span text:style-name="T9">API to get a fresh </text:span><text:span text:style-name="T15">procfs</text:span><text:span text:style-name="T9"> handle that is only visible to the program.</text:span></text:p>
              </text:list-item>
              <text:list-item>
                <text:p text:style-name="P3"><text:span text:style-name="T9">Unprivileged </text:span><text:span text:style-name="T15">fsopen("procfs")</text:span><text:span text:style-name="T9"> with </text:span><text:span text:style-name="T15">subset=pidfs,hidepid=4.</text:span></text:p>
              </text:list-item>
            </text:list>
            <text:list text:style-name="L8">
              <text:list-item>
                <text:list>
                  <text:list-item>
                    <text:p text:style-name="P3"><text:span text:style-name="T17">… </text:span><text:span text:style-name="T17">or something more fruity like </text:span><text:span text:style-name="T20">AT_FDPROCSELF</text:span><text:span text:style-name="T17"> (a-la </text:span><text:span text:style-name="T20">AT_FDCWD</text:span><text:span text:style-name="T17">).</text:span></text:p>
                  </text:list-item>
                  <text:list-item>
                    <text:p text:style-name="P3"><text:span text:style-name="T17">Make sure we don’t allow bypassing </text:span><text:span text:style-name="T20">mount_too_revealing()</text:span><text:span text:style-name="T17">.</text:span></text:p>
                  </text:list-item>
                </text:list>
              </text:list-item>
              <text:list-item>
                <text:p text:style-name="P3"><text:span text:style-name="T9">Seems like the “neatest” solution:</text:span></text:p>
                <text:list>
                  <text:list-item>
                    <text:p text:style-name="P3"><text:span text:style-name="T17">Solves the whole “is </text:span><text:span text:style-name="T20">/proc</text:span><text:span text:style-name="T17"> mounted” problem simultaneously.</text:span></text:p>
                  </text:list-item>
                  <text:list-item>
                    <text:p text:style-name="P3"><text:span text:style-name="T17">Makes lookups simpler and a program could cache this handle.</text:span></text:p>
                  </text:list-item>
                  <text:list-item>
                    <text:p text:style-name="P3"><text:span text:style-name="T17">However, doesn’t help us with non-</text:span><text:span text:style-name="T20">procfs</text:span><text:span text:style-name="T17"> magic-links.</text:span></text:p>
                  </text:list-item>
                </text:list>
              </text:list-item>
              <text:list-item>
                <text:p text:style-name="P3"><text:span text:style-name="T9">If we had “</text:span><text:span text:style-name="T15">subset=self</text:span><text:span text:style-name="T9">” you could pass these handles around.</text:span></text:p>
              </text:list-item>
            </text:list>
          </draw:text-box>
        </draw:frame>
        <presentation:notes draw:style-name="dp2">
          <draw:page-thumbnail draw:name="Google Shape;119;g91b569d88a_0_47:notes" draw:style-name="gr3" draw:layer="layout" svg:width="16.932cm" svg:height="9.524cm" svg:x="1.059cm" svg:y="1.905cm" draw:page-number="10" presentation:class="page"/>
          <draw:frame draw:name="Google Shape;120;g91b569d88a_0_47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/proc&#10;(3… 2… 1… FIGHT!)" draw:style-name="dp1" draw:master-page-name="OBJECT" presentation:presentation-page-layout-name="AL2T11">
        <draw:frame draw:name="Google Shape;128;p25" presentation:style-name="pr3" draw:text-style-name="P7" draw:layer="layout" svg:width="16.754cm" svg:height="2.655cm" svg:x="7.373cm" svg:y="0.57cm" presentation:class="title" presentation:user-transformed="true">
          <draw:text-box>
            <text:p text:style-name="P1"><text:span text:style-name="T18">/proc</text:span><text:span text:style-name="T18"><text:line-break/></text:span><text:span text:style-name="T16">(3… 2… 1… FIGHT!)</text:span></text:p>
          </draw:text-box>
        </draw:frame>
        <draw:frame draw:name="Google Shape;129;p25" presentation:style-name="pr4" draw:text-style-name="P8" draw:layer="layout" svg:width="18.597cm" svg:height="7.651cm" svg:x="5.983cm" svg:y="4.789cm" presentation:class="outline" presentation:user-transformed="true">
          <draw:text-box>
            <text:list text:style-name="L11">
              <text:list-item>
                <text:p text:style-name="P9"><text:span text:style-name="T14">“</text:span><text:span text:style-name="T14">Add another hack.”</text:span></text:p>
              </text:list-item>
            </text:list>
            <text:list text:style-name="L12">
              <text:list-item>
                <text:p text:style-name="P9"><text:span text:style-name="T15">openat2(RESOLVE_ONLY_MAGICLINKS)</text:span><text:span text:style-name="T9">.</text:span></text:p>
              </text:list-item>
            </text:list>
            <text:list text:style-name="L13">
              <text:list-item>
                <text:p text:style-name="P9"><text:span text:style-name="T14">“</text:span><text:span text:style-name="T14">Distinct Replacement APIs.”</text:span></text:p>
              </text:list-item>
            </text:list>
            <text:list text:style-name="L14">
              <text:list-item>
                <text:p text:style-name="P9"><text:span text:style-name="T15">/proc/self/fd/$n</text:span><text:span text:style-name="T9"> → </text:span><text:span text:style-name="T15">openat2(O_EMPTYPATH)</text:span><text:span text:style-name="T9">.</text:span></text:p>
              </text:list-item>
              <text:list-item>
                <text:p text:style-name="P9"><text:span text:style-name="T15">/proc/self/{exe,cwd,root}</text:span><text:span text:style-name="T9"> → </text:span><text:span text:style-name="T15">get_process_fd(pidfd)</text:span><text:span text:style-name="T9">.</text:span></text:p>
              </text:list-item>
              <text:list-item>
                <text:p text:style-name="P9"><text:span text:style-name="T9">Figure something out for everything else…</text:span></text:p>
              </text:list-item>
            </text:list>
            <text:list text:style-name="L13">
              <text:list-item>
                <text:p text:style-name="P9"><text:span text:style-name="T14">“</text:span><text:span text:style-name="T14">Process-local </text:span><text:span text:style-name="T13">procfs</text:span><text:span text:style-name="T14">.”</text:span></text:p>
              </text:list-item>
            </text:list>
            <text:list text:style-name="L14">
              <text:list-item>
                <text:p text:style-name="P9"><text:span text:style-name="T15">AT_PROCSELF</text:span><text:span text:style-name="T9">; or</text:span></text:p>
              </text:list-item>
              <text:list-item>
                <text:p text:style-name="P9"><text:span text:style-name="T9">Unprivileged </text:span><text:span text:style-name="T15">fsopen(2)</text:span><text:span text:style-name="T9"> for </text:span><text:span text:style-name="T15">procfs</text:span><text:span text:style-name="T9"> with </text:span><text:span text:style-name="T15">subset=pid,hidepid=4</text:span><text:span text:style-name="T9">.</text:span></text:p>
              </text:list-item>
            </text:list>
          </draw:text-box>
        </draw:frame>
        <presentation:notes draw:style-name="dp2">
          <draw:page-thumbnail draw:name="Google Shape;125;g91b569d88a_0_57:notes" draw:style-name="gr3" draw:layer="layout" svg:width="16.932cm" svg:height="9.524cm" svg:x="1.059cm" svg:y="1.905cm" draw:page-number="11" presentation:class="page"/>
          <draw:frame draw:name="Google Shape;126;g91b569d88a_0_57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nus: Magic-links" draw:style-name="dp1" draw:master-page-name="OBJECT" presentation:presentation-page-layout-name="AL2T11">
        <draw:frame draw:name="Google Shape;134;p26" presentation:style-name="pr3" draw:text-style-name="P7" draw:layer="layout" svg:width="16.754cm" svg:height="2.655cm" svg:x="7.373cm" svg:y="0.57cm" presentation:class="title" presentation:user-transformed="true">
          <draw:text-box>
            <text:p text:style-name="P1"><text:span text:style-name="T12">Bonus: Magic-links</text:span></text:p>
          </draw:text-box>
        </draw:frame>
        <draw:frame draw:name="Google Shape;135;p26" presentation:style-name="pr4" draw:text-style-name="P8" draw:layer="layout" svg:width="18.597cm" svg:height="7.651cm" svg:x="5.983cm" svg:y="4.789cm" presentation:class="outline" presentation:user-transformed="true">
          <draw:text-box>
            <text:p text:style-name="P3"><text:span text:style-name="T14">In 2019, I proposed magic-link re-opening restrictions.</text:span></text:p>
            <text:list text:style-name="L6">
              <text:list-item>
                <text:p text:style-name="P3"><text:span text:style-name="T11"><text:a xlink:href="https://lore.kernel.org/lkml/20190930183316.10190-2-cyphar@cyphar.com/" xlink:type="simple">Patch on LKML</text:a></text:span><text:span text:style-name="T9"><text:s/>(dropped from the </text:span><text:span text:style-name="T15">openat2</text:span><text:span text:style-name="T9"> patchset) and </text:span><text:span text:style-name="T11"><text:a xlink:href="https://youtu.be/LN2CUgp8deo?t=9997" xlink:type="simple">LPC talk</text:a></text:span><text:span text:style-name="T9">.</text:span></text:p>
              </text:list-item>
              <text:list-item>
                <text:p text:style-name="P3"><text:span text:style-name="T19">Recap:</text:span><text:span text:style-name="T9"> Allow re-opening of a magic-link if the original handle has an </text:span><text:span text:style-name="T15">f_mode</text:span><text:span text:style-name="T9"> which is a superset of the requested mode (</text:span><text:span text:style-name="T15">O_PATH</text:span><text:span text:style-name="T9"> is special and copies magic-link modes or is </text:span><text:span text:style-name="T15">rwx</text:span><text:span text:style-name="T9"> if not a magic-link).</text:span></text:p>
              </text:list-item>
            </text:list>
            <text:list text:style-name="L8">
              <text:list-item>
                <text:list>
                  <text:list-item>
                    <text:p text:style-name="P3"><text:span text:style-name="T17">Add an </text:span><text:span text:style-name="T20">upgrade_mask</text:span><text:span text:style-name="T17"> to </text:span><text:span text:style-name="T20">openat2(2)</text:span><text:span text:style-name="T17"> for </text:span><text:span text:style-name="T20">O_PATH</text:span><text:span text:style-name="T17">.</text:span></text:p>
                  </text:list-item>
                </text:list>
              </text:list-item>
              <text:list-item>
                <text:p text:style-name="P3"><text:span text:style-name="T9">Is a change in behaviour, but doesn’t appear to break Linux systems.</text:span></text:p>
              </text:list-item>
            </text:list>
            <text:p text:style-name="P3"><text:span text:style-name="T9"/></text:p>
            <text:p text:style-name="P3"><text:span text:style-name="T14">Any objections to me re-posting this patch?</text:span></text:p>
          </draw:text-box>
        </draw:frame>
        <presentation:notes draw:style-name="dp2">
          <draw:page-thumbnail draw:name="Google Shape;131;g91b569d88a_0_52:notes" draw:style-name="gr3" draw:layer="layout" svg:width="16.932cm" svg:height="9.524cm" svg:x="1.059cm" svg:y="1.905cm" draw:page-number="12" presentation:class="page"/>
          <draw:frame draw:name="Google Shape;132;g91b569d88a_0_52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onus: Mount Behaviour?" draw:style-name="dp1" draw:master-page-name="OBJECT" presentation:presentation-page-layout-name="AL2T11">
        <draw:frame draw:name="Google Shape;140;p27" presentation:style-name="pr3" draw:text-style-name="P7" draw:layer="layout" svg:width="16.754cm" svg:height="2.655cm" svg:x="7.373cm" svg:y="0.57cm" presentation:class="title" presentation:user-transformed="true">
          <draw:text-box>
            <text:p text:style-name="P1"><text:span text:style-name="T12">Bonus: Mount Behaviour?</text:span></text:p>
          </draw:text-box>
        </draw:frame>
        <draw:frame draw:name="Google Shape;141;p27" presentation:style-name="pr4" draw:text-style-name="P8" draw:layer="layout" svg:width="18.597cm" svg:height="7.651cm" svg:x="5.983cm" svg:y="4.789cm" presentation:class="outline" presentation:user-transformed="true">
          <draw:text-box>
            <text:p text:style-name="P3"><text:span text:style-name="T14">Currently, mounts don’t affect existing handles.</text:span></text:p>
            <text:list text:style-name="L6">
              <text:list-item>
                <text:p text:style-name="P3"><text:span text:style-name="T9">(With the obvious exception of mounts to subdirectories.)</text:span></text:p>
              </text:list-item>
              <text:list-item>
                <text:p text:style-name="P3"><text:span text:style-name="T9">Can userspace rely on this behaviour not changing?</text:span></text:p>
              </text:list-item>
            </text:list>
            <text:list text:style-name="L8">
              <text:list-item>
                <text:list>
                  <text:list-item>
                    <text:p text:style-name="P3"><text:span text:style-name="T17">libpathrs is designed around re-opening file descriptors in a context where we assume a handle is safe after we’ve checked it.</text:span></text:p>
                  </text:list-item>
                </text:list>
              </text:list-item>
            </text:list>
            <text:list text:style-name="L15">
              <text:list-item>
                <text:list>
                  <text:list-item>
                    <text:p text:style-name="P3"><text:span text:style-name="T17">Not clear how widely-exercised this behaviour is today.</text:span></text:p>
                  </text:list-item>
                  <text:list-item>
                    <text:p text:style-name="P3"><text:span text:style-name="T17">Would breakages be noticed? Should we add more </text:span><text:span text:style-name="T20">selftests</text:span><text:span text:style-name="T17">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37;g91b569d88a_0_68:notes" draw:style-name="gr3" draw:layer="layout" svg:width="16.932cm" svg:height="9.524cm" svg:x="1.059cm" svg:y="1.905cm" draw:page-number="13" presentation:class="page"/>
          <draw:frame draw:name="Google Shape;138;g91b569d88a_0_68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  <officeooo:annotation svg:x="6.348cm" svg:y="4.761cm">
          <dc:creator>Christian Brauner</dc:creator>
          <dc:date>2020-08-24T08:59:20.148000000</dc:date>
          <text:p>Fwiw, we rely on this as well...</text:p>
        </officeooo:annotation>
      </draw:page>
      <draw:page draw:name="Bonus: readlinkat2(...)" draw:style-name="dp1" draw:master-page-name="OBJECT" presentation:presentation-page-layout-name="AL2T11">
        <draw:frame draw:name="Google Shape;146;p28" presentation:style-name="pr3" draw:text-style-name="P7" draw:layer="layout" svg:width="16.754cm" svg:height="2.655cm" svg:x="7.373cm" svg:y="0.57cm" presentation:class="title" presentation:user-transformed="true">
          <draw:text-box>
            <text:p text:style-name="P1"><text:span text:style-name="T12">Bonus: </text:span><text:span text:style-name="T18">readlinkat2(...)</text:span></text:p>
          </draw:text-box>
        </draw:frame>
        <draw:frame draw:name="Google Shape;147;p28" presentation:style-name="pr4" draw:text-style-name="P8" draw:layer="layout" svg:width="18.597cm" svg:height="7.651cm" svg:x="5.983cm" svg:y="4.789cm" presentation:class="outline" presentation:user-transformed="true">
          <draw:text-box>
            <text:p text:style-name="P3"><text:span text:style-name="T14">We currently cannot </text:span><text:span text:style-name="T13">readlink(2)</text:span><text:span text:style-name="T14"> an </text:span><text:span text:style-name="T13">O_PATH</text:span><text:span text:style-name="T14"> symlink.</text:span></text:p>
            <text:list text:style-name="L6">
              <text:list-item>
                <text:p text:style-name="P3"><text:span text:style-name="T15">readlink("/proc/self/fd/$n")</text:span><text:span text:style-name="T9"> does exactly what you expect.</text:span></text:p>
              </text:list-item>
            </text:list>
            <text:list text:style-name="L17">
              <text:list-item>
                <text:p text:style-name="P3"><text:span text:style-name="T9">Would allow us to avoid having to do racy retry loops for </text:span><text:span text:style-name="T15">readlink</text:span><text:span text:style-name="T9">.</text:span></text:p>
              </text:list-item>
            </text:list>
            <text:list text:style-name="L6">
              <text:list-item>
                <text:p text:style-name="P3"><text:span text:style-name="T9">Not strictly necessary for libpathrs:</text:span></text:p>
              </text:list-item>
            </text:list>
            <text:list text:style-name="L15">
              <text:list-item>
                <text:list>
                  <text:list-item>
                    <text:p text:style-name="P3"><text:span text:style-name="T17">“</text:span><text:span text:style-name="T17">Easy” to work around for “legacy” lookups.</text:span></text:p>
                  </text:list-item>
                  <text:list-item>
                    <text:p text:style-name="P3"><text:span text:style-name="T17">Plus we now have </text:span><text:span text:style-name="T20">openat2(2)</text:span><text:span text:style-name="T17"> so it’s less critical.</text:span></text:p>
                  </text:list-item>
                </text:list>
              </text:list-item>
              <text:list-item>
                <text:p text:style-name="P3"><text:span text:style-name="T9">But it seems like an omission.</text:span></text:p>
                <text:list>
                  <text:list-item>
                    <text:p text:style-name="P3"><text:span text:style-name="T17">We’d have to add </text:span><text:span text:style-name="T20">readlinkat2(2)</text:span><text:span text:style-name="T17"> -- no flags argument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43;g91b569d88a_0_73:notes" draw:style-name="gr3" draw:layer="layout" svg:width="16.932cm" svg:height="9.524cm" svg:x="1.059cm" svg:y="1.905cm" draw:page-number="14" presentation:class="page"/>
          <draw:frame draw:name="Google Shape;144;g91b569d88a_0_73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 Light" svg:font-family="'Roboto Light'"/>
    <style:font-face style:name="Ubuntu" svg:font-family="Ubuntu"/>
    <style:font-face style:name="Ubuntu Light" svg:font-family="'Ubuntu Light'"/>
    <style:font-face style:name="Ubuntu Medium" svg:font-family="'Ubuntu Medium'"/>
    <style:font-face style:name="Ubuntu Mono" svg:font-family="'Ubuntu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none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4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6;p1" draw:style-name="Mgr3" draw:text-style-name="MP5" draw:layer="backgroundobjects" svg:width="25.396cm" svg:height="14.284cm" svg:x="0.101cm" svg:y="0.056cm">
        <draw:image xlink:href="Pictures/1000000000000780000004381ECD901CDCEAB218.jpg" xlink:type="simple" xlink:show="embed" xlink:actuate="onLoad">
          <text:p/>
        </draw:image>
      </draw:frame>
      <draw:frame draw:name="Google Shape;13;p2" presentation:style-name="TITLE_5f_AND_5f_BODY-title" draw:layer="backgroundobjects" svg:width="16.754cm" svg:height="2.655cm" svg:x="7.373cm" svg:y="0.57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OBJECT" style:page-layout-name="PM1" draw:style-name="Mdp1">
      <draw:frame draw:name="Google Shape;6;p1" draw:style-name="Mgr3" draw:text-style-name="MP5" draw:layer="backgroundobjects" svg:width="25.396cm" svg:height="14.284cm" svg:x="0.101cm" svg:y="0.056cm">
        <draw:image xlink:href="Pictures/1000000000000780000004381ECD901CDCEAB218.jpg" xlink:type="simple" xlink:show="embed" xlink:actuate="onLoad">
          <text:p/>
        </draw:image>
      </draw:frame>
      <draw:frame draw:name="Google Shape;16;p3" presentation:style-name="OBJECT-title" draw:layer="backgroundobjects" svg:width="16.754cm" svg:height="2.655cm" svg:x="7.373cm" svg:y="0.57cm" presentation:class="title" presentation:placeholder="true" presentation:user-transformed="true">
        <draw:text-box/>
      </draw:frame>
      <draw:frame draw:name="Google Shape;17;p3" presentation:style-name="OBJECT-outline1" draw:layer="backgroundobjects" svg:width="18.597cm" svg:height="7.651cm" svg:x="5.983cm" svg:y="4.789cm" presentation:class="outline" presentation:placeholder="true" presentation:user-transformed="true">
        <draw:text-box/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4"/>
    <meta:generator>LibreOfficeDev/6.0.5.2$Linux_X86_64 LibreOffice_project/</meta:generator>
  </office:meta>
</office:document-meta>
</file>